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array_object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ReaderTest_array_object.test_read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ReaderTest_array_object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